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6025" officeooo:paragraph-rsid="001f6025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f6025" officeooo:paragraph-rsid="001f6025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ketch Alta Fidelidad</text:p>
      <text:p text:style-name="P1"/>
      <text:p text:style-name="P1">Link Sketch Alta Fidelidad: <text:a xlink:type="simple" xlink:href="https://marvelapp.com/5jd12ed" text:style-name="Internet_20_link" text:visited-style-name="Visited_20_Internet_20_Link">https://marvelapp.com/5jd12ed</text:a></text:p>
      <text:p text:style-name="P1">Link Sketch Alta Fidelidad Hand Off: https://marvelapp.com/5jd12ed/screen/48496548/handof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2:41:10.024561627</meta:creation-date>
    <dc:date>2018-10-03T12:43:10.855496329</dc:date>
    <meta:editing-duration>PT2M2S</meta:editing-duration>
    <meta:editing-cycles>1</meta:editing-cycles>
    <meta:document-statistic meta:table-count="0" meta:image-count="0" meta:object-count="0" meta:page-count="1" meta:paragraph-count="3" meta:word-count="15" meta:character-count="168" meta:non-whitespace-character-count="156"/>
    <meta:generator>LibreOffice/6.0.3.2$Linux_X86_64 LibreOffice_project/00m0$Build-2</meta:generator>
  </office:meta>
</office:document-meta>
</file>